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FaxDecoder.nextLesserThan8Bits( int bitsTo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IFFFaxDecoder.decodeT6( byte [ ] buffer , byte [ ] compData , int startX , int height , long tiffT6Options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2">
            <text:p text:style-name="Table_20_Contents">62</text:p>
          </table:table-cell>
          <table:table-cell office:value-type="float" office:value="129">
            <text:p text:style-name="Table_20_Contents">129</text:p>
          </table:table-cell>
        </table:table-row>
        <table:table-row>
          <table:table-cell office:value-type="string">
            <text:p text:style-name="Table_20_Contents">TIFFFaxDecoder.nextNBits( int bitsToG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IFFFaxDecoder.decodeWhiteCodeWor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IFFFaxDecoder.decode1D( byte [ ] buffer , byte [ ] compData , int startX , in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FFFaxDecoder.TIFFFaxDecoder( int fillOrder , int w ,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FFFaxDecoder.decodeNextScanline( byte [ ] buffer , int lineOffset , int bitOffse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2">
            <text:p text:style-name="Table_20_Contents">62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78">
            <text:p text:style-name="Table_20_Contents">17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IFFFaxDecoder.readEO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IFFFaxDecoder.updatePointer( int bitsToMove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FFFaxDecoder.decodeBlackCodeWor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IFFFaxDecoder.setToBlack( byte [ ] buffer , int lineOffset , int bitOffset , int numBi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IFFFaxDecoder.advancePoin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FaxDecoder.decode2D( byte [ ] buffer , byte [ ] compData , int startX , int height , long tiffT4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TIFFFaxDecoder.getNextChangingElement( int a0 , boolean isWhite , int [ ] r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